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07a32" officeooo:paragraph-rsid="00107a32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rsid="00107a32" officeooo:paragraph-rsid="00107a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bstract</text:h>
      <text:p text:style-name="P3">A low pass filter is an electrical device designed to attenuate high frequency signals while remaining “transparent” to lower frequencies. The cutoff frequency and transfer function of a low pass filter circuit was measured using an oscilloscope and a function generator and compared with the theoretical values.</text:p>
      <text:h text:style-name="P1" text:outline-level="1">Introduction</text:h>
      <text:h text:style-name="P1" text:outline-level="1">Theory</text:h>
      <text:h text:style-name="P1" text:outline-level="1">Apparatus and Experimental Procedure</text:h>
      <text:h text:style-name="P2" text:outline-level="1">Results and Analysis</text:h>
      <text:h text:style-name="P1" text:outline-level="1">Discussion</text:h>
      <text:h text:style-name="P1" text:outline-level="1">Conclusion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19:26:24.609322722</meta:creation-date>
    <meta:generator>LibreOffice/7.6.4.1$Linux_X86_64 LibreOffice_project/60$Build-1</meta:generator>
    <dc:date>2024-01-26T11:44:01.986232817</dc:date>
    <meta:editing-duration>PT16H17M39S</meta:editing-duration>
    <meta:editing-cycles>1</meta:editing-cycles>
    <meta:document-statistic meta:table-count="0" meta:image-count="0" meta:object-count="0" meta:page-count="1" meta:paragraph-count="8" meta:word-count="59" meta:character-count="414" meta:non-whitespace-character-count="363"/>
  </office:meta>
</office:document-meta>
</file>